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80000001F067AA2C6CB37689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fo:orphans="0" fo:widows="0"/>
    </style:style>
    <style:style style:name="P3" style:family="paragraph" style:parent-style-name="Standard">
      <style:paragraph-properties fo:margin-top="0in" fo:margin-bottom="0in" loext:contextual-spacing="false" fo:line-height="100%" fo:orphans="0" fo:widows="0"/>
      <style:text-properties fo:font-size="12pt" style:text-underline-style="solid" style:text-underline-width="auto" style:text-underline-color="font-color" fo:font-weight="bold" style:font-size-asian="12pt" style:font-weight-asian="bold" style:font-size-complex="12pt"/>
    </style:style>
    <style:style style:name="P4" style:family="paragraph" style:parent-style-name="Standard">
      <style:paragraph-properties fo:margin-top="0in" fo:margin-bottom="0in" loext:contextual-spacing="false" fo:line-height="100%" fo:orphans="0" fo:widows="0"/>
      <style:text-properties fo:font-size="12pt" style:font-size-asian="12pt" style:font-size-complex="12pt"/>
    </style:style>
    <style:style style:name="P5" style:family="paragraph" style:parent-style-name="Standard">
      <style:paragraph-properties fo:margin-top="0in" fo:margin-bottom="0in" loext:contextual-spacing="false" fo:line-height="100%" fo:orphans="0" fo:widows="0"/>
      <style:text-properties fo:font-size="12pt" fo:font-style="italic" style:font-size-asian="12pt" style:font-style-asian="italic" style:font-size-complex="12pt"/>
    </style:style>
    <style:style style:name="P6" style:family="paragraph" style:parent-style-name="Standard">
      <style:paragraph-properties fo:margin-top="0in" fo:margin-bottom="0in" loext:contextual-spacing="false" fo:line-height="100%" fo:orphans="0" fo:widows="0"/>
      <style:text-properties fo:font-size="18pt" style:text-underline-style="solid" style:text-underline-width="auto" style:text-underline-color="font-color" fo:font-weight="bold" style:font-size-asian="18pt" style:font-weight-asian="bold" style:font-size-complex="18pt"/>
    </style:style>
    <style:style style:name="P7" style:family="paragraph" style:parent-style-name="Standard">
      <style:paragraph-properties fo:margin-left="0.5209in" fo:margin-right="0.1043in" fo:margin-top="0in" fo:margin-bottom="0in" loext:contextual-spacing="false" fo:line-height="100%" fo:orphans="0" fo:widows="0" fo:text-indent="0in" style:auto-text-indent="false"/>
    </style:style>
    <style:style style:name="P8" style:family="paragraph" style:parent-style-name="Standard">
      <style:paragraph-properties fo:margin-left="0.5209in" fo:margin-right="0.1043in" fo:margin-top="0in" fo:margin-bottom="0in" loext:contextual-spacing="false" fo:line-height="100%" fo:orphans="0" fo:widows="0" fo:text-indent="0in" style:auto-text-indent="false"/>
      <style:text-properties fo:font-size="12pt" style:font-size-asian="12pt" style:font-size-complex="12pt"/>
    </style:style>
    <style:style style:name="P9" style:family="paragraph" style:parent-style-name="Standard">
      <style:paragraph-properties fo:margin-left="1.0417in" fo:margin-right="0.2083in" fo:margin-top="0in" fo:margin-bottom="0in" loext:contextual-spacing="false" fo:line-height="100%" fo:orphans="0" fo:widows="0" fo:text-indent="0in" style:auto-text-indent="false"/>
    </style:style>
    <style:style style:name="P10" style:family="paragraph" style:parent-style-name="Standard">
      <style:paragraph-properties fo:margin-left="0.4165in" fo:margin-right="0in" fo:margin-top="0in" fo:margin-bottom="0in" loext:contextual-spacing="false" fo:line-height="100%" fo:orphans="0" fo:widows="0" fo:text-indent="0in" style:auto-text-indent="false"/>
    </style:style>
    <style:style style:name="P11" style:family="paragraph" style:parent-style-name="Standard">
      <style:paragraph-properties fo:margin-left="0in" fo:margin-right="0in" fo:margin-top="0.0626in" fo:margin-bottom="0.0626in" loext:contextual-spacing="false" fo:line-height="100%" fo:orphans="0" fo:widows="0" fo:text-indent="0.5in" style:auto-text-indent="false"/>
    </style:style>
    <style:style style:name="P12" style:family="paragraph" style:parent-style-name="Heading_20_1" style:master-page-name="Standard">
      <style:paragraph-properties fo:margin-top="0.1665in" fo:margin-bottom="0.1665in" loext:contextual-spacing="false" fo:line-height="100%" fo:text-align="center" style:justify-single-word="false" fo:keep-together="auto" fo:orphans="0" fo:widows="0" style:page-number="1" fo:keep-with-next="auto"/>
    </style:style>
    <style:style style:name="P13" style:family="paragraph" style:parent-style-name="Heading_20_1">
      <style:paragraph-properties fo:margin-top="0in" fo:margin-bottom="0.1665in" loext:contextual-spacing="false" fo:line-height="100%" fo:text-align="center" style:justify-single-word="false" fo:keep-together="auto" fo:orphans="0" fo:widows="0" fo:keep-with-next="auto"/>
    </style:style>
    <style:style style:name="T1" style:family="text">
      <style:text-properties fo:font-size="14pt" fo:font-weight="bold" style:font-size-asian="14pt" style:font-weight-asian="bold" style:font-size-complex="14pt"/>
    </style:style>
    <style:style style:name="T2" style:family="text">
      <style:text-properties fo:font-size="18pt" style:font-size-asian="18pt" style:font-size-complex="18pt"/>
    </style:style>
    <style:style style:name="T3" style:family="text">
      <style:text-properties fo:font-size="18pt" style:text-underline-style="solid" style:text-underline-width="auto" style:text-underline-color="font-color" fo:font-weight="bold" style:font-size-asian="18pt" style:font-weight-asian="bold" style:font-size-complex="18pt"/>
    </style:style>
    <style:style style:name="T4" style:family="text">
      <style:text-properties fo:font-size="12pt" style:font-size-asian="12pt" style:font-size-complex="12pt"/>
    </style:style>
    <style:style style:name="T5" style:family="text">
      <style:text-properties fo:font-size="12pt" style:text-underline-style="solid" style:text-underline-width="auto" style:text-underline-color="font-color" fo:font-weight="bold" style:font-size-asian="12pt" style:font-weight-asian="bold" style:font-size-complex="12pt"/>
    </style:style>
    <style:style style:name="T6" style:family="text">
      <style:text-properties fo:font-size="12pt" style:text-underline-style="solid" style:text-underline-width="auto" style:text-underline-color="font-color" style:font-size-asian="12pt" style:font-size-complex="12pt"/>
    </style:style>
    <style:style style:name="T7" style:family="text">
      <style:text-properties fo:font-size="12pt" fo:font-weight="bold" style:font-size-asian="12pt" style:font-weight-asian="bold" style:font-size-complex="12pt"/>
    </style:style>
    <style:style style:name="T8" style:family="text">
      <style:text-properties fo:font-size="12pt" fo:font-style="italic" style:font-size-asian="12pt" style:font-style-asian="italic" style:font-size-complex="12pt"/>
    </style:style>
    <style:style style:name="T9" style:family="text">
      <style:text-properties fo:color="#0000ee" fo:font-size="12pt" style:text-underline-style="solid" style:text-underline-width="auto" style:text-underline-color="font-color" style:font-size-asian="12pt" style:font-size-complex="12pt"/>
    </style:style>
    <style:style style:name="T10" style:family="text">
      <style:text-properties fo:font-size="10pt" style:text-underline-style="solid" style:text-underline-width="auto" style:text-underline-color="font-color" fo:font-weight="bold" style:font-size-asian="10pt" style:font-weight-asian="bold" style:font-size-complex="10pt"/>
    </style:style>
    <style:style style:name="T11" style:family="text">
      <style:text-properties style:text-line-through-style="solid" style:text-line-through-type="single" fo:font-size="12pt" style:font-size-asian="12pt"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සිංහල යුනිකේත</text:span></text:p>
      <text:p text:style-name="P13"><text:span text:style-name="T2">සිංහල යුනිකෝඩ් පිළිබඳ පැහැදිලි අවබෝධයක් ලබාදීම පිණිස සකස්කරන ලදී.</text:span></text:p>
      <text:p text:style-name="P2"><text:span text:style-name="T4">පරිගණකය හා අනෙකුත් විද්‍යුත් උපාංග කිසිවක් කිසිදු මානව භාෂාවක් නොදනී. ඒවාට මානව භාෂාවන් භාවිතයට සිදු වනුයේ ඒවා භාවිතා කරනුයේ මිනිසුන් විසින් නිසා වෙනි. ඒවා ක්‍රියා කරනුයේ විදුලිය ඇත හෝ නැත යන සංකල්පය යටතේ ය. එය තවදුරටත් පැහැදිලි කරන්නේ නම් තාර්කික හා ගණිතමය හැකියාවන් පමණක් පරිගණක/ විද්‍යුත් උපාංග වලට ඇති බවය. විද්‍යුත් උපාංග අක්ෂර මතක තබා ගනුයේ අංකයක් ලෙස ය. යුනිකේත සම්මතයට අනුව විවිද භාෂාවන්හී අක්ෂර සඳහා අනන්‍ය වූ අංකයක් ලබාදීම සිදු කරයි.</text:span></text:p>
      <text:p text:style-name="P2"><text:span text:style-name="T4"> </text:span></text:p>
      <text:p text:style-name="P7"><text:span text:style-name="T9">යුනිකේත වලට පෙර පැවැති අක්ෂර කේත ක්‍රම</text:span></text:p>
      <text:p text:style-name="P7"><text:span text:style-name="T9">පැරණි ක්‍රම වල පැවති දෝෂ</text:span></text:p>
      <text:p text:style-name="P7"><text:span text:style-name="T9">යුනිකේත</text:span></text:p>
      <text:p text:style-name="P7"><text:span text:style-name="T9">යුනිකේත නිරූපණ ක්‍රමවේද(Encodings)</text:span></text:p>
      <text:p text:style-name="P9"><text:a xlink:type="simple" xlink:href="#kix.kapxuzhjpmyf" text:style-name="ListLabel_20_1" text:visited-style-name="ListLabel_20_1"><text:span text:style-name="T9">UTF-8/UTF-16</text:span></text:a></text:p>
      <text:p text:style-name="P9"><text:a xlink:type="simple" xlink:href="#kix.tuunr89y5fyp" text:style-name="ListLabel_20_1" text:visited-style-name="ListLabel_20_1"><text:span text:style-name="T9">UTF-32</text:span></text:a></text:p>
      <text:p text:style-name="P7"><text:span text:style-name="T9">යුනිකේතයේ අරමුන</text:span><text:span text:style-name="T4"> </text:span></text:p>
      <text:p text:style-name="P7"><text:span text:style-name="T9">සිංහල යුනිකේත</text:span></text:p>
      <text:p text:style-name="P7"><text:span text:style-name="T9">සිංහල අකාරාදිය(වර්ණමාලාව)</text:span></text:p>
      <text:p text:style-name="P9"><text:span text:style-name="T9">පණකුරු(ස්වර)</text:span></text:p>
      <text:p text:style-name="P9"><text:span text:style-name="T9">ගතකුරු (ව්‍යංජනාක්ෂර)</text:span></text:p>
      <text:p text:style-name="P9"><text:span text:style-name="T9">අනු පණකුරු</text:span></text:p>
      <text:p text:style-name="P9"><text:span text:style-name="T9">හල් කිරීම</text:span></text:p>
      <text:p text:style-name="P9"><text:span text:style-name="T9">ස්වර වෙනුවට ගතකුරක් සමග යෙදෙන පිලි හා සංකේත / ස්වර-සංකේත</text:span></text:p>
      <text:p text:style-name="P9"><text:span text:style-name="T9">ව්‍යාංජන අක්ෂර සමග උදාහරණ</text:span></text:p>
      <text:p text:style-name="P9"><text:span text:style-name="T9">වෙනත් අක්ෂර හා සංඥා</text:span></text:p>
      <text:p text:style-name="P7"><text:soft-page-break/><text:span text:style-name="T9">සිංහලේ සීමාව</text:span></text:p>
      <text:p text:style-name="P7"><text:span text:style-name="T9">ZWJ (Zero-Width Joiner)</text:span></text:p>
      <text:p text:style-name="P7"><text:span text:style-name="T9">අක්ෂර සංයෝග</text:span><text:span text:style-name="T4">  </text:span></text:p>
      <text:p text:style-name="P7"><text:span text:style-name="T9">කොම්බුව හා පිලි</text:span></text:p>
      <text:p text:style-name="P7"><text:span text:style-name="T9">විශේෂ සං‍යෝග</text:span></text:p>
      <text:p text:style-name="P7"><text:span text:style-name="T9">කොම්බුව</text:span></text:p>
      <text:p text:style-name="P7"><text:span text:style-name="T9">බැඳි අකුරු</text:span></text:p>
      <text:p text:style-name="P7"><text:span text:style-name="T9">යංසය</text:span></text:p>
      <text:p text:style-name="P7"><text:span text:style-name="T9">රකාරාංශය -යටි රැවිය ( ්‍ර )</text:span></text:p>
      <text:p text:style-name="P7"><text:span text:style-name="T9">රේපය (   ර්‍ )</text:span></text:p>
      <text:p text:style-name="P7"><text:bookmark text:name="kix.mor6jtu1cdo"/><text:a xlink:type="simple" xlink:href="https://docs.google.com/document/d/1gaRbfdmt31W51Y6j2YVBbISQLll1x7mZd8NBEL9ftI8/preview#b.25" text:style-name="ListLabel_20_2" text:visited-style-name="ListLabel_20_2"/></text:p>
      <text:p text:style-name="P2"><text:span text:style-name="T5">යුනිකේත වලට පෙර පැවැති අක්ෂර කේත ක්‍රම </text:span></text:p>
      <text:p text:style-name="P3"/>
      <text:p text:style-name="P2"><text:span text:style-name="T4">නූතන පරිගණකයේ ආරම්භයට පෙර සිටම ඉලෙක්ට්‍රොනිකව අක්ෂර හුවමාරු කර ගැනීම සඳහා විවිධ ක්‍රම අනුගමනය කළද ඒවා එකිනෙක අතර බොහෝ වෙනස්කම් තිබීම හේතුවෙන් නියමාකාරයෙන් ඉලෙක්ට්‍රොනික දත්ත හුවමාරු කර ගැනීමට සම්මතයක අවශ්‍යතාව ඒ සමග ම පැන නැගින. ASCII (American Standard Code for Information Interchange-1960), EBCDIC (Extended Binary Coded Decimal Interchange Code-1963) ආදී විවිධ සම්මත ඒ අනුව ගොඩනැගින.  ASCII - 7 Bit සම්මතය තුල අක්ෂර 128කට ඉඩ තිබුන ද මුද්‍රණය කළ හැකි අක්ෂර 94ක් පමණක් ඊට ඇතුලත් විය. ASCII - 8 Bit සංස්කරණය තුල අක්ෂර 256 කට ඉඩ සලසා ඇත.</text:span></text:p>
      <text:p text:style-name="P2"><text:bookmark text:name="kix.4mt0y5m5iv12"/></text:p>
      <text:p text:style-name="P2"><text:span text:style-name="T5">පැරණි ක්‍රම වල පැවති දෝෂ </text:span></text:p>
      <text:p text:style-name="P3"/>
      <text:p text:style-name="P2"><text:span text:style-name="T4">පැරණි ක්‍රම ඉංග්‍රීසි භාෂාව හා ඒ ආශ්‍රිතව ගොඩ නැගුනු ඒවා වීම නිසා වෙනත් භාෂාවන්හි අක්ෂර‍ සඳහා එම සම්මතයන් භාවිතා කිරීමේදී ගැටළු රාශියක් පැනනැගුනි. ASCII සම්මතය තුල වූ සීමිත ඉඩ තුල විරාම ලකුණු ආදිය සමග වෙනත් භාෂාවන් හි අක්ෂර සියල්ල ඇතුළත් කිරීමට විවිධ ආයතන විවිධ පැලැස්තර ක්‍රම හඳුන්වා දීම නිසා තව තවත් මෙම ගැටළුව සංකීර්ණ එකක් විය.</text:span></text:p>
      <text:p text:style-name="P2"><text:bookmark text:name="kix.4evyoux3wo0h"/></text:p>
      <text:p text:style-name="P2"><text:span text:style-name="T5">යුනිකේත </text:span></text:p>
      <text:p text:style-name="P3"/>
      <text:p text:style-name="P2"><text:soft-page-break/><text:span text:style-name="T4">සිරොක්ස් ආයතනයේ ජෝ බෙකර්(Joe Becker) සහ ඇපල් ආයතනයේ ලී කොලින්ස් (Lee Collins) සහ මාර්ක් ඩේවිස්(Mark Davis) එක්ව කරන ලද පරීක්ෂණයකින් පසුව සියළුම භාෂාවන් හී අක්ෂර ඇතුලත් කළ හැකි අක්ෂර 65,536 කට ඉඩ ඇති (බිටු 16යේ) යුනිකෝඩ් ක්‍රමය හඳුන්වා දෙන ලදී. මේ වන විට යුනිකේත සම්බන්ධ සියළු සම්මතයන් පවත්වගෙනු යනු ලබන්නේ යුනිකොඩ් එක්තැන්සමිය (Unicode consortium) මගිනි. දැනට  යුනිකේත සම්මතය තුල ඒකීය අක්ෂර නිරූපණ 1114112 කට ඉඩ ලබා දී තිබේ.  (U+0000 සිට U+10FFFF)</text:span><text:bookmark text:name="kix.ml00x8dxg3pz"/></text:p>
      <text:p text:style-name="P2"><text:span text:style-name="T5">යුනිකේත නිරූපණ ක්‍රමවේද ( Unicode Encodings )</text:span></text:p>
      <text:p text:style-name="P3"/>
      <text:p text:style-name="P7"><text:span text:style-name="T4">යුනිකේත අක්ෂර පරිගණකය තුල නිරූපණය කිරීමට විවිධ තාක්‍ෂණ ක්‍රම භාවිතා කෙරේ. වෙනත් අක්ෂර ක්‍රම (ASCII, EBCDIC) වලින් යුනිකේත වෙන්කර දැක්වීම සඳහා විවධ නිරූපන ක්‍රමවේද ක්‍රම භාවිතා කරයි.</text:span><text:bookmark text:name="kix.kapxuzhjpmyf"/><text:span text:style-name="T5">UTF-8/UTF-16</text:span></text:p>
      <text:p text:style-name="P7"><text:span text:style-name="T4">පැරණි ASCII සම්මතයට සැකසුණු ගොනු සමග යුනිකේත(backwards compatible) භාවිතා කළ හැකි අයුරින් සකස් කරන ලද Encoding ක්‍රමවේදයක්. UTF-8 ක්‍රමයේ දී ASCII ක්‍රමය තුල ඇති අකුරක් නිරූපණය කිරිමට බිටු 8 ක් ද වෙනත් අක්ෂර දැක්වීමේ දී බිටු 16 ක් හෝ 24 ක් හෝ 32 ක් හෝ මගින් අක්ෂර නිරූපණය කිරීම එහි ඇති විශේෂත්ව යයි.  UTF-16 සඳහා අවම වශයෙන් බිටු 16ක් ද අවශ්‍ය විටක දී 24 ක් හෝ 32 ක් හෝ භාවිතා කරයි.</text:span><text:bookmark text:name="kix.tuunr89y5fyp"/></text:p>
      <text:p text:style-name="P7"><text:span text:style-name="T5">UTF-32</text:span></text:p>
      <text:p text:style-name="P7"><text:span text:style-name="T4">සෑම විටම එක් අක්ෂරයක් නිරූපණය සඳහා බිටු  32 ක් භාවිතා කරයි. සාමාන්යෙන් මෙම ක්‍රමයේ ගොනු විශාලත්වයෙන් වැඩි නිසා ප්‍රායෝගිකව භාවිතය අඩු ය.</text:span></text:p>
      <text:p text:style-name="P2"><text:span text:style-name="T4">*විවිද Encodings රාශියක් ඇතැත් මෙම ලිපියේ මූලික අරමුනින් බැහැර වන නිසා ඒ පිළිබඳ සටහන් නොවනු ඇත.</text:span><text:bookmark text:name="kix.32l4s9h4fo45"/></text:p>
      <text:p text:style-name="P2"><text:span text:style-name="T5">යුනිකේතයේ අරමුන </text:span></text:p>
      <text:p text:style-name="P10"><text:span text:style-name="T4">• සියළුම පද්ධති සඳහා එකම අකුරු ක්‍රමයක්. </text:span></text:p>
      <text:p text:style-name="P10"><text:span text:style-name="T4">• විවිද පරිගණක භාෂාවන් සඳහා එකම අක්ෂර සම්මතයක්. </text:span></text:p>
      <text:p text:style-name="P10"><text:span text:style-name="T4">• පරිගණක වැඩසටහන් භාෂාවෙන් ස්වායක්තව හැසරවීමේ හැකියාව. </text:span></text:p>
      <text:p text:style-name="P10"><text:span text:style-name="T4">• සෑම අක්‍ෂරයකටම හඳුනා ගැනීම සඳහා අංකයක්.</text:span></text:p>
      <text:p text:style-name="P2"><text:bookmark text:name="kix.e6cgs4kbwl0w"/></text:p>
      <text:p text:style-name="P2"><text:span text:style-name="T5">සිංහල යුනිකේත </text:span></text:p>
      <text:p text:style-name="P2"><text:span text:style-name="T4">සිංහල යුනිකේත යනුවෙන් අපි හඳුන්ව‍නුයේ යුනිකොඩ් සම්මතය මගින් සිංහල අක්ෂර සඳහා වෙන්කර ඇති ඉඩ ප්‍රමාණය සහ ඒ හා සබැඳි යුනිකේතයේ භාවිතාව යි. සිංහල, යුනිකේතයට ගෙන ඒමේ දී වර්තමානයේ හා අනාගතයේදී සිංහල අක්ෂර විද්‍යුත් මාධ්‍ය මගින් නිරූපණය කිරීමේදී ඇතිවන/‍ඇතිවිය හැකි ගැටළු අවම වන ආකරයට නිර්මාණය කෙරින. ඒ සඳහා නූතන සිංහල හෝඩිය, සිංහල අකාරාදිය අනු‍පිළිවෙල ආදී නොයෙක් කාරනා සැලකිල්ල‍ට ගෙන දැනට පවතින SLS 1134 දෙවන සංස්කරණය(2004) සකස්කර ඇත. සිංහල යුනිකේතයේ දී භාවිතා කරන ලද සිංහල‍ අක්ෂර/සංඥා හා එහි භාවිතය පිළිබඳ ඉදිරියේදී විස්තර වනු ඇත.</text:span></text:p>
      <text:p text:style-name="P2"><text:bookmark text:name="kix.3yls7rbqborp"/></text:p>
      <text:p text:style-name="P2"><text:span text:style-name="T5">සිංහල අකාරාදිය(වර්ණමාලාව) </text:span></text:p>
      <text:p text:style-name="P2"><text:span text:style-name="T4">නූතන සිංහල වර්ණමාලාවට ස්වර (පණකුරු) 16ක් ද ගතකුරු 41ක් ද  අනුපණකුරු 2ක් ද ඇතුලත් වේ. ඒ අනුව මුළු අක්ෂර ගණන 59ක් වේ. භාවිතයෙන් ඉවත් වෙමින් පවතින ඏ ඐ ස්වර දෙකත් සමග අක්ෂර ගණන 61 කි.</text:span><text:bookmark text:name="kix.7tn7nzb8posi"/></text:p>
      <text:p text:style-name="P7"><text:span text:style-name="T7">පණකුරු(ස්වර) </text:span></text:p>
      <text:p text:style-name="P7"><text:span text:style-name="T4">අ ආ ඇ ඈ ඉ ඊ උ ඌ ඍ  ඎ එ ඒ ඓ ඔ ඕ ඖ</text:span></text:p>
      <text:p text:style-name="P7"><text:soft-page-break/><text:span text:style-name="T4">සහ භාවිතයෙන් මෑත්වෙමින් පවතින ඏ ඐ ස්වර දෙක.</text:span><text:bookmark text:name="kix.206xlk3w6px8"/><text:span text:style-name="T7">ගතකුරු (ව්‍යංජනාක්ෂර) </text:span></text:p>
      <text:p text:style-name="P7"><text:span text:style-name="T4">ක ඛ ග ඝ ඞ ඟ ච ඡ ජ ඣ ඤ ඥ ඦ ට ඨ ඩ ඪ ණ ඬ ත ථ ද ධ න ඳ ප ඵ බ භ ම ඹ ය ර ල ව ශ ෂ ස හ ළ ෆ</text:span></text:p>
      <text:p text:style-name="P7"><text:bookmark text:name="kix.4nas3w8gsem7"/></text:p>
      <text:p text:style-name="P7"><text:span text:style-name="T7">අනු පණකුරු </text:span></text:p>
      <text:p text:style-name="P7"><text:span text:style-name="T4">ං(අං) සහ ඃ (අඃ)</text:span></text:p>
      <text:p text:style-name="P8"/>
      <text:p text:style-name="P7"><text:span text:style-name="T4">සිංහල යුනිකේත වර්ණමාලාව සඳහා නූතන හෝඩියේ අක්ෂර වලට අමතරව පහත සඳහන් අක්ෂර/සංකේත ද ඇතුලත්ව ඇත.</text:span></text:p>
      <text:p text:style-name="P7"><text:bookmark text:name="kix.4z0am8oclxla"/></text:p>
      <text:p text:style-name="P7"><text:span text:style-name="T7">හල් කිරීම </text:span></text:p>
      <text:p text:style-name="P7"><text:span text:style-name="T4">් - ගත කුරක් හා එකට යෙදීමෙන් මූලික ගතකුරක් සකසා ගත හැක. (මූලික ගතකුරක් යනු ස්වරයක් සමග සම්බන්ද නොවූ ගතකුර‍යි. මූලික ගතකුරක් තනිව උච්චාරණය කළ නොහැකි නිසා නිරායාසයෙන්ම අ ස්වරය සෑම ගතකුරකට ඇතුලත් වී ඇත. සියලුම හල් අක්ෂර මූලික ගතකුරු වේ.)</text:span><text:bookmark text:name="kix.w9k1i3kje698"/></text:p>
      <text:p text:style-name="P7"><text:span text:style-name="T7">ස්වර වෙනුවට ගතකුරක් සමග යෙදෙන පිලි හා සංකේත /ස්වර-සංකේත</text:span><text:span text:style-name="T4">ා ැ ෑ ි ී ු ූ ෘ ‍ෙ ේ   ෛ  ො ෝ ෞ ෟ ෲ ෳ</text:span></text:p>
      <text:p text:style-name="P7"><text:bookmark text:name="kix.4lqrrusumy3u"/></text:p>
      <text:p text:style-name="P7"><text:span text:style-name="T7">ව්‍යාංජන අක්ෂර සමග උදාහරණ</text:span></text:p>
      <text:p text:style-name="P7"><text:span text:style-name="T4">ක් කා කැ කෑ කි කී කු කූ කෘ කෙ කේ කෛ කො කෝ කෞ කෟ කෲ කෟ</text:span></text:p>
      <text:p text:style-name="P7"><text:bookmark text:name="kix.id3frpql5b0r"/></text:p>
      <text:p text:style-name="P7"><text:span text:style-name="T7">වෙනත් අක්ෂර හා සංඥා </text:span></text:p>
      <text:p text:style-name="P11"><text:span text:style-name="T4">෴ (කුන්ඩලිය) - සෙල් ලිපි වල නැවතීමේ ලකුණ ආකාරයට භාවිතා කරන ලද සලකුණක්. </text:span></text:p>
      <text:p text:style-name="P2"><text:bookmark text:name="kix.de04v87n3pcn"/></text:p>
      <text:p text:style-name="P2"><text:span text:style-name="T5">සිංහලේ සීමාව </text:span></text:p>
      <text:p text:style-name="P2"><text:span text:style-name="T4">සිංහල සඳහා 0D80(3456) සිට 0DFF(3583) දක්වා අක්ෂර 128 වෙන්ව ඇතත්  සිංහල අකාරාදියේ අක්ෂර 61ද විවිද සංකේත හා අක්ෂර සමග සිංහල යුනිකේත වර්ණමාලාව සඳහා දැනට(SLS 1134 දෙවන සංස්කරනයට අනුව) අක්ෂර හා සංකේත 80ක් භාවිතා වේ෴</text:span></text:p>
      <text:p text:style-name="P2"><text:bookmark text:name="kix.fta509qlyrk6"/></text:p>
      <text:p text:style-name="P2"><text:soft-page-break/><text:span text:style-name="T10">ZWJ (Zero-Width Joiner)</text:span><text:span text:style-name="T7"> </text:span></text:p>
      <text:p text:style-name="P2"><text:span text:style-name="T4">සිංහල යුනිකේත හෝඩියේ නැති(යුනිකේත හෝඩියේ ඇති) එහෙත් සිංහල ලිවීමට අත්‍යාවශ්‍ය යුනිකේත අක්ෂරයක්. මෙය මුද්‍රණය නොවන අකුරකි. එය යාබද අක්ෂර දෙකක් එකිනෙක හා බැඳම සඳහා මුලිකව භාවිතා කරයි.  (බැඳි අකුරු සඳහා සහ විශේෂ අක්ෂරාංග සඳහා භාවිතාවේ. උදා, යංශය, රේපය, රකාරාංශය)</text:span></text:p>
      <text:p text:style-name="P4"/>
      <text:p text:style-name="P2"><text:span text:style-name="T3">අක්ෂර සංයෝග </text:span></text:p>
      <text:p text:style-name="P6"/>
      <text:p text:style-name="P2"><text:span text:style-name="T5">හල් කිරීම (halant)</text:span></text:p>
      <text:p text:style-name="P2"><text:span text:style-name="T4">සිංහලේ (දෙමළ, හින්දි ආදී අක්ෂරවල පවා) පණකුරක් නොමැතිව ගතකුරු උච්චාරණය කළ නොහැකි නිසා ගත කුරුවල “අ” ස්වරය නිරායාසෙන්ම ඇතුලත්ව ඇත.</text:span></text:p>
      <text:p text:style-name="P2"><text:span text:style-name="T4">ක = ක් +අ</text:span></text:p>
      <text:p text:style-name="P4"/>
      <text:p text:style-name="P2"><text:span text:style-name="T4">නමුත් යුනිකේතයේ දී පණකුරු රහිත මූලික ගතකුර සාදා ගැනීමට අක්ෂර දෙකක් යොදාගැනීමට ‍සිදුවේ.</text:span></text:p>
      <text:p text:style-name="P4"/>
      <text:p text:style-name="P2"><text:span text:style-name="T4">ක+් = ක්</text:span></text:p>
      <text:p text:style-name="P2"><text:span text:style-name="T4">(0D9A 0DCA)</text:span></text:p>
      <text:p text:style-name="P4"/>
      <text:p text:style-name="P2"><text:span text:style-name="T4">එනම් ‘ ක් ’ යනු එක් අක්ෂරයක් නොව අක්ෂර දෙකකි. මෙසේ සියළුම ගතකුරු කොම්බුව හා සියළුම පිලි සමග සංයෝගවී සිංහල අක්ෂරයක් සාදාගත හැක.</text:span></text:p>
      <text:p text:style-name="P4"/>
      <text:p text:style-name="P2"><text:span text:style-name="T5">ස්වර සංකේත සමග</text:span></text:p>
      <text:p text:style-name="P2"><text:span text:style-name="T4"><text:s/>සිංහල (දෙමළ, හින්දි....) යුනිකේත හෝඩියේ දී සියළුම ගතකුරු ස්වර-සංකේත සමග සංයොජනය මගින් නව අක්ෂරය ලබාගත හැකි. ඒ අනුව සිංහල යුනිකේතයේ දී යම් අක්ෂරයක් සාදාගැනීමට යු‍නිකේත අක්ෂර එකක් හෝ කීපයක් එකතු කර ගත යුතුවේ. උදාහරණයක් ලෙස. මා, මැ, මෑ, මු, මූ, මෙ, මේ, මො, මෝ යන අක්ෂර සෑදීම සඳහා ම අක්ෂරයට පසුව පිලිවෙලින් ා, ැ, ෑ, ු, ූ, ෙ, ේ, ො, ෝ යන අක්ෂර එක් කළ යුතුය.</text:span></text:p>
      <text:p text:style-name="P4"/>
      <text:p text:style-name="P2"><text:span text:style-name="T4">සෑම විටම ස්වර සංකේතයක් යෙදෙන විට ගතකුර සඳහා නිරායාසයෙන් අන්තර්ගතව තිබුනු අ ස්වරය ලොප් වෙන අතර එම ස්වර-සංකේතය මගින්යෙදන ස්වරය එකතු වේ.</text:span></text:p>
      <text:p text:style-name="P4"/>
      <text:p text:style-name="P2"><text:soft-page-break/><text:span text:style-name="T4">ක + ා = කා</text:span></text:p>
      <text:p text:style-name="P4"/>
      <text:p text:style-name="P2"><text:span text:style-name="T4">මෙසේ සං‍යෝග වන අක්ෂර නිවැ‍රදිව දැක්වීම සඳහා පද්ධතිය මගින් පහසුකම් සැලසිය යුතුය. සමහ පැරණි පද්ධති සහ පරිගණක භාෂාවන් යුනිකේත අක්ෂර නිවැරදිව නොදක්වනුයේ හෝ සහය නොදක්වනු යේ මේ හේතුව නිසා ය. වින්ඩෝස් පද්ධතිය සඳහා Uniscriber නැමැති විශේෂ යෙදුමද ලිනක්ස් පද්ධති සඳහා Pango, QT, ICU ආදී විශේෂ යෙදුම්ද ඇපල් මැක් පද්ධති සඳහා ඕපන්ටයිප් නිරූපිතය ද (Opentype specification / AAT)  මේ සඳහා භාවිතා වේ.</text:span></text:p>
      <text:p text:style-name="P2"><text:bookmark text:name="kix.qztr0361yh0p"/></text:p>
      <text:p text:style-name="P2"><text:span text:style-name="T5">කොම්බුව හා පිලි </text:span></text:p>
      <text:p text:style-name="P2"><text:span text:style-name="T4">සිංහලයේ දී කිසිම විටක කොම්බුව හා පිලි තනිව නොයෙදේ. කිසියම් ගතකුරුක් හා එක්ව නව අක්ෂරයක් සෑදීම සඳහා භාවිතා කරයි. යුනිකේතයේ දී පිලි හා කොම්බුව සඳහා යෙදන හැඩයට නොව එය යෙදෙන ස්වරයට සකසා ඇත. උදාහරණයක්‍ ලෙස සිංහලයේ කෙටි පාපිල්ල ආකාර දෙකකට යෙදේ. ‘පු’ ‘මු’ ආදී අක්ෂර සඳහා එක ක්‍රමයකටද ‘කු’ ‘තු’ ‘ගු’ ආදී අක්ෂර සඳහා තවත් ආකරයක කෙටි පාපිල්ලක් ද භාවිතා‍වේ. නමුත් සිංහල යුනිකේතයේ අඩංගු වනු‍යේ එක පාපිල්ලකි. කෙසේ වුවත් යුනිකේත දර්ශකය මගින් එය නිවැරදිව පෙන්වන කරන නිසා ගැටළුවක් ඇති නොවේ. </text:span></text:p>
      <text:p text:style-name="P2"><text:bookmark text:name="kix.ytkoh88wth0u"/></text:p>
      <text:p text:style-name="P2"><text:span text:style-name="T5">විශේෂ සං‍යෝග</text:span></text:p>
      <text:p text:style-name="P2"><text:span text:style-name="T4">භාෂාවක් සෑම විටම විද්‍යානුකූල නොවේ. සමහර අවස්ථාවල සම්මතයෙන් ඔබ්බට යන අවස්ථා නැතහොත් ව්‍යතිරේක(exception) ඇත. තාක්ෂණ ක්‍රමවේද ද ඒවා සමග ගලපාගන්නට සිදු වේ. මේ සිංහල යුනිකේතයේ ඇති. එවන් අවස්ථා කිපයක්.</text:span></text:p>
      <text:p text:style-name="P4"/>
      <text:p text:style-name="P2"><text:span text:style-name="T4">සාමානයෙන් අප 'ළු' (මූර්ධජ ළුයන්න)එක අක්ෂරයක් ලෙස සිතුවද එය 'ළ්' සහ 'උ' යන අක්ෂර දෙක(මූලික ගතකුර සහ ස්වරය) එක්ව සෑදී ඇත. 'ඒ' ආකාරයටම 'ළූ' යන අක්ෂර සඳහා 'ළ්' සහ 'ඌ' යන අක්ෂර දෙක එක් වී සෑදෙයි. නමුත් සාමාන්යෙන් අපි අක්ෂර සංයෝගයේදී ස්වර අක්ෂරය  වෙනුවට ස්වර සංකේත‍ය යොදාගන්නා නිසා 'උ' ස්වරය සඳහා ු ස්වර සංකේත‍ය ද 'ඌ' ස්වරය සඳහා ූ ස්වර සංකේත‍ය ද යොදාගනී. ඒ අනුව,</text:span></text:p>
      <text:p text:style-name="P4"/>
      <text:p text:style-name="P2"><text:span text:style-name="T4">ළ +ු = ළු</text:span></text:p>
      <text:p text:style-name="P2"><text:span text:style-name="T4">ළ + ූ = ළූ</text:span></text:p>
      <text:p text:style-name="P4"/>
      <text:p text:style-name="P2"><text:span text:style-name="T4">'රු' අක්ෂරය 'ර්' සහ 'උ' යන සංයෝගයෙන් ද 'රූ' අක්ෂරය 'ර්' සහ 'ඌ' යන සංයෝගයෙන් ද දක්වන මුත් සිංහලෙයේ ලිවීමේදී  කෙටි ඇදය(ැ) හා දීර්ඝ ඇදය(ෑ) මෙ‍හිදී භාවිතා වනුයේ 'උ' සහ 'ඌ' ස්වරය වෙනුවටය. නමුත් සාමානයෙන් කෙටි ඇදය(ැ) සහ  දීර්ඝ ඇදය(ෑ) බාවිතා වනුයේ පිලිවෙලින් ඇ සහ ඈ ස්වර දෙක වෙනුවටය. යුනිකේතයේ දී බෙදා වෙන්කර(sort) දැක්වී මේ පහසුව සඳහා 'රු' සහ 'රූ' අක්ෂර දෙක ලිවීම සඳහා කෙටි පාපිල්ල(ු) සහ දීර්ඝ පාපිල්ල(ූ) භාවිතා කරයි. කෙසේවුව ද යුනිකේත දර්ෂකය මගින් මෙය නිවැරදිව දක්වයි.</text:span></text:p>
      <text:p text:style-name="P4"/>
      <text:p text:style-name="P2"><text:span text:style-name="T4">ර + ු = රු</text:span></text:p>
      <text:p text:style-name="P2"><text:span text:style-name="T4">ර +ූ = රූ</text:span></text:p>
      <text:p text:style-name="P4"/>
      <text:p text:style-name="P2"><text:span text:style-name="T4">මේ ආකරයට 'රැ' සහ 'රෑ' අක්ෂර දෙක සඳහා යුනිකේතයේ දී 'රැ' සඳහා 'ර' සහ ඇල පිල්ල(ැ) ද 'රෑ' සඳහා 'ර' සහ දීර්ඝ ඇද පිල්ල(ෑ) ද භාවිතා කරයි.</text:span></text:p>
      <text:p text:style-name="P4"><text:soft-page-break/></text:p>
      <text:p text:style-name="P2"><text:span text:style-name="T4">ර + ැ = රැ</text:span></text:p>
      <text:p text:style-name="P2"><text:span text:style-name="T4">ර + ෑ = රෑ</text:span></text:p>
      <text:p text:style-name="P2"><text:bookmark text:name="kix.wd11nw75rxwl"/></text:p>
      <text:p text:style-name="P2"><text:span text:style-name="T5">කොම්බුව ‍</text:span></text:p>
      <text:p text:style-name="P2"><text:span text:style-name="T4">සිංහලයේ කොම්බුව( ෙ)  යෙදෙනුයේ 'එ' ස්වරය වෙනුවටයි.  අනෙකුත් සියලුම පිලි අකුරට පසුව හෝ උඩින් හෝ යටින් හෝ යෙදෙන මුත් කොම්බුව යෙදෙනුයේ ගතකුරට පෙරයි. නමුත් යුනිකේතයේ කොම්බුවද යෙදෙනෙ අදාල ගතකුරට පසුවයි. එය ‍එසේ සිදුකරනුයේ බෙදා වෙන්කර(sort) දැක්වීමේ පහසුවටයි. කෙසේ වුවත් අප අකුරකට පසුව යොදන කොම්බුව යුනිකේත දර්ෂකය මගින් නිවැරදිව දක්වයි.</text:span></text:p>
      <text:p text:style-name="P4"/>
      <text:p text:style-name="P2"><text:span text:style-name="T11">ෙ+ ම = මෙ</text:span></text:p>
      <text:p text:style-name="P2"><text:span text:style-name="T4">ම + ෙ = මෙ</text:span></text:p>
      <text:p text:style-name="P2"><text:bookmark text:name="kix.56zqwwovjnfe"/></text:p>
      <text:p text:style-name="P2"><text:span text:style-name="T5">බැඳි අකුරු </text:span></text:p>
      <text:p text:style-name="P2"><text:span text:style-name="T4">තල්පත් වල හල් අක්ෂරය ලිවීම අපහසු වීම නිසා හල් කිරීම වෙනුවට බැඳි අකුරු ලීවීම ඇරඹුනු බවට විශ්වාස කෙරේ. කක්‍ෂය යන්න කක්ෂය ලෙසද ලිවිය හැක ‍වෙනසකට ඇත්තේ ක්ෂ යන අක්ෂර දෙක ක්‍ෂ ලෙස බැඳිව ලියා ති‍බීමයි.(ඔබගේ පද්ධතියේ නිවැරදිව යුනිකේත දර්ෂනය නොවේ නම් කක්‍ෂය හා කක්ෂය වචන දෙකම එකම ආකාරයට දිස්විය හැක.) යුනි‍කේතයේදී අක්ෂර දෙකක් බැඳිම සඳහා මූලික ගතකුරට(ගතකුර සහ හල් කිරීම) පසුව ZWJ නම් විශේෂ අක්ෂරය ද ඉන් පසුව බැඳ ලිවිය යුතු ගතකුරද ලිවිය යුතුය</text:span></text:p>
      <text:p text:style-name="P4"/>
      <text:p text:style-name="P2"><text:span text:style-name="T4">උදාහරණ</text:span></text:p>
      <text:p text:style-name="P2"><text:span text:style-name="T4">ක + ් + ෂ = ක්ෂ</text:span></text:p>
      <text:p text:style-name="P2"><text:span text:style-name="T4">0D9A 0DCA 0DC2</text:span></text:p>
      <text:p text:style-name="P2"><text:span text:style-name="T4">ක + ් + ZWJ + ෂ = ක්‍ෂ</text:span></text:p>
      <text:p text:style-name="P2"><text:span text:style-name="T4">0D9A 0DCA 200D 0DC2</text:span></text:p>
      <text:p text:style-name="P2"><text:bookmark text:name="kix.s5r99f8q3lx4"/></text:p>
      <text:p text:style-name="P2"><text:span text:style-name="T5">යංසය</text:span></text:p>
      <text:p text:style-name="P2"><text:span text:style-name="T4">යංසය යනු හල් අකුරකට පසුව යෙදන 'ය' අක්ෂරය වෙනුවට යෙද‍දෙන අක්ෂරයකි. යංසය ලිවීම සඳහා මූලික ගතකුරකට(ගතකුර සමග හල්කිරීම) පසුව ZWJ ද 'ය' අක්ෂරයද යෙදිය යුතුය.</text:span></text:p>
      <text:p text:style-name="P4"><text:soft-page-break/></text:p>
      <text:p text:style-name="P2"><text:span text:style-name="T4">ක + ් + zwj + ය = ක්‍ය</text:span></text:p>
      <text:p text:style-name="P2"><text:span text:style-name="T4">0D9A 0DCA 200D 0DBA</text:span></text:p>
      <text:p text:style-name="P2"><text:bookmark text:name="kix.6t3iuy2015vi"/></text:p>
      <text:p text:style-name="P2"><text:span text:style-name="T5">රකාරාංශය -යටි රැවිය ( ්‍ර )</text:span></text:p>
      <text:p text:style-name="P2"><text:span text:style-name="T4">මූලික ගතකුරකට(ගතකුර සමග හල්කිරීම) ZWJ අක්ෂරය සමග ර ගතකුර එකතු කළ විට රකාරාංශය ලැබෙයි.</text:span></text:p>
      <text:p text:style-name="P4"/>
      <text:p text:style-name="P2"><text:span text:style-name="T4">ක + ් + zwj + ර = ක්‍ර</text:span></text:p>
      <text:p text:style-name="P2"><text:span text:style-name="T4">0D9A 0DCA 200D 0DBB</text:span></text:p>
      <text:p text:style-name="P2"><text:bookmark text:name="kix.czvgkd4swuby"/></text:p>
      <text:p text:style-name="P2"><text:span text:style-name="T5">රේපය (   ර්‍ )</text:span></text:p>
      <text:p text:style-name="P2"><text:span text:style-name="T4">මූලික ර අක්ෂරයට(ර්) පසුව ZWJ අක්ෂරය සමග ගතකුර එකතු කළ විට රේපය ලැබෙයි.</text:span></text:p>
      <text:p text:style-name="P4"/>
      <text:p text:style-name="P2"><text:span text:style-name="T4">ර + ් + zwj+ම = ර්‍ම</text:span></text:p>
      <text:p text:style-name="P2"><text:span text:style-name="T4">0DBB 0DCA 200D 0DB8</text:span></text:p>
      <text:p text:style-name="P4"/>
      <text:p text:style-name="P2"><text:span text:style-name="T4">තව දුරටත් සංස්කරණය වෙමින් සහ අඩු වැඩියා එකතු වෙමින් පවතී.....................</text:span></text:p>
      <text:p text:style-name="P4"/>
      <text:p text:style-name="P2"><text:span text:style-name="T6">සැකැසුම</text:span></text:p>
      <text:p text:style-name="P2"><text:span text:style-name="T8">දසුන් සමීර වීරසිංහ.</text:span></text:p>
      <text:p text:style-name="P2"><text:span text:style-name="T6">සහය</text:span></text:p>
      <text:p text:style-name="P2"><text:soft-page-break/><text:span text:style-name="T8">වසන්ත දේශප්‍රිය,</text:span></text:p>
      <text:p text:style-name="P2"><text:span text:style-name="T8">මහේෂ් කූරගම.</text:span></text:p>
      <text:p text:style-name="P5"/>
      <text:p text:style-name="P2"><draw:frame draw:style-name="fr1" draw:name="image2.png" text:anchor-type="as-char" svg:width="0.9165in" svg:height="0.3228in" draw:z-index="0"><draw:image xlink:href="Pictures/10000201000000580000001F067AA2C6CB37689F.png" xlink:type="simple" xlink:show="embed" xlink:actuate="onLoad" loext:mime-type="image/png"/></draw:frame></text:p>
      <text:p text:style-name="P2"><text:span text:style-name="T4">This work is licenced under a </text:span><text:a xlink:type="simple" xlink:href="http://creativecommons.org/licenses/by-nc-nd/3.0/" text:style-name="ListLabel_20_1" text:visited-style-name="ListLabel_20_1"><text:span text:style-name="T9">Creative Commons Licence</text:span></text:a><text:span text:style-name="T4">.</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0000ee"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9" meta:paragraph-count="126" meta:word-count="1798" meta:character-count="7659" meta:non-whitespace-character-count="5954"/>
    <meta:generator>LibreOfficeDev/6.0.5.2$Linux_X86_64 LibreOffice_project/</meta:generator>
  </office:meta>
</office:document-meta>
</file>